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lattice_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table:formula="of:=(2*[.C2]*632.8*1317)/(1000000*[.B2])" office:value-type="float" office:value="0.0226774857142857" calcext:value-type="float">
            <text:p>0,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(2*[.C3]*632.8*1317)/(1000000*[.B3])" office:value-type="float" office:value="0.0336726303030303" calcext:value-type="float">
            <text:p>0,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(2*[.C4]*632.8*1317)/(1000000*[.B4])" office:value-type="float" office:value="0.066671808" calcext:value-type="float">
            <text:p>0,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(2*[.C5]*632.8*1317)/(1000000*[.B5])" office:value-type="float" office:value="0.135145556756757" calcext:value-type="float">
            <text:p>0,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(2*[.C6]*632.8*1317)/(1000000*[.B6])" office:value-type="float" office:value="0.1785852" calcext:value-type="float">
            <text:p>0,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.00.0000</text:date>, <text:time style:data-style-name="N2" text:time-value="20:44:19.11252132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8:35:54.758474976</meta:creation-date>
    <dc:date>2022-02-11T20:49:50.598982027</dc:date>
    <meta:editing-duration>PT6M44S</meta:editing-duration>
    <meta:editing-cycles>2</meta:editing-cycles>
    <meta:generator>LibreOffice/6.4.7.2$Linux_X86_64 LibreOffice_project/40$Build-2</meta:generator>
    <meta:document-statistic meta:table-count="1" meta:cell-count="24" meta:object-count="0"/>
  </office:meta>
</office:document-meta>
</file>